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"/>
      <text:p text:style-name="P4">Presentació assignatura</text:p>
      <text:p text:style-name="P6">Comentem web assignatura</text:p>
      <text:p text:style-name="P8">Comentem unitats </text:p>
      <text:list xml:id="list8637215610943012817" text:style-name="L1">
        <text:list-item>
          <text:p text:style-name="P10">1.1 Circuit elèctric</text:p>
        </text:list-item>
        <text:list-item>
          <text:p text:style-name="P10">1.2 Llei d'ohm</text:p>
        </text:list-item>
        <text:list-item>
          <text:p text:style-name="P10">2 Seguretat</text:p>
        </text:list-item>
        <text:list-item>
          <text:p text:style-name="P10">3 Sèrie paral·lel </text:p>
        </text:list-item>
        <text:list-item>
          <text:p text:style-name="P11">Comentem <text:a xlink:type="simple" xlink:href="https://paulinoposada.github.io/web_e/documents/practica_00_e.pdf">pràctica 0</text:a></text:p>
        </text:list-item>
      </text:list>
      <text:p text:style-name="P6"/>
      <text:p text:style-name="P6"/>
      <text:p text:style-name="P3">Di<text:span text:style-name="T3">jous</text:span><text:tab/><text:tab/><text:tab/><text:tab/>2<text:span text:style-name="T3">6</text:span>/09/2<text:span text:style-name="T1">4</text:span></text:p>
      <text:p text:style-name="P5"/>
      <text:p text:style-name="P7">Comentem </text:p>
      <text:list xml:id="list4453655190006343209" text:style-name="L2">
        <text:list-item>
          <text:p text:style-name="P12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3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2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6T14:05:40.093694144</dc:date>
    <meta:editing-duration>PT42M10S</meta:editing-duration>
    <meta:editing-cycles>47</meta:editing-cycles>
    <meta:document-statistic meta:table-count="0" meta:image-count="0" meta:object-count="0" meta:page-count="1" meta:paragraph-count="15" meta:word-count="73" meta:character-count="509" meta:non-whitespace-character-count="448"/>
  </office:meta>
</office:document-meta>
</file>